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84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2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7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4.53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21cm" fo:min-width="3.5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2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71cm" fo:min-width="1.37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.2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0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2.74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3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3.06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5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2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6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2.19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1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9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3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1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9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5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4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0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1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0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8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4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3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6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0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0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7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6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3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1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1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6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6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5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1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T1" style:family="text">
      <style:text-properties fo:color="#000000" loext:opacity="100%" style:font-name="Arial1" fo:font-size="13pt" fo:font-style="italic" fo:font-weight="bold" style:font-name-asian="Arial1" style:font-size-asian="13pt" style:font-style-asian="italic" style:font-weight-asian="bold" style:font-name-complex="Arial1" style:font-size-complex="13pt" style:font-style-complex="italic" style:font-weight-complex="bold"/>
    </style:style>
    <style:style style:name="T2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LiberationSerif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T4" style:family="text">
      <style:text-properties fo:color="#000000" loext:opacity="100%" style:font-name="TimesNewRoman1" fo:font-size="10pt" fo:font-weight="normal" style:font-name-asian="TimesNewRoman1" style:font-size-asian="10pt" style:font-weight-asian="normal" style:font-name-complex="TimesNewRoman1" style:font-size-complex="10pt" style:font-weight-complex="normal"/>
    </style:style>
    <style:style style:name="T5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6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856cm" svg:height="0.528cm" svg:x="2.751cm" svg:y="2.423cm" svg:viewBox="0 0 2857 529" draw:points="0,529 2857,529 2857,0 0,0">
          <text:p/>
        </draw:polygon>
        <draw:frame draw:style-name="gr2" draw:text-style-name="P3" draw:layer="layout" svg:width="2.847cm" svg:height="0.513cm" svg:x="2.755cm" svg:y="2.439cm">
          <draw:text-box>
            <text:p text:style-name="P2"><text:span text:style-name="T1">Ejercicios IP.</text:span></text:p>
          </draw:text-box>
        </draw:frame>
        <draw:frame draw:style-name="gr3" draw:text-style-name="P4" draw:layer="layout" svg:width="0.422cm" svg:height="0.471cm" svg:x="2.755cm" svg:y="3.394cm">
          <draw:text-box>
            <text:p text:style-name="P2"><text:span text:style-name="T2">1</text:span></text:p>
          </draw:text-box>
        </draw:frame>
        <draw:frame draw:style-name="gr4" draw:text-style-name="P4" draw:layer="layout" svg:width="13.625cm" svg:height="0.471cm" svg:x="3.517cm" svg:y="3.394cm">
          <draw:text-box>
            <text:p text:style-name="P2"><text:span text:style-name="T2">Las siguientes direcciones indica de que clase son y pásalas de binario a decimal</text:span></text:p>
          </draw:text-box>
        </draw:frame>
        <draw:frame draw:style-name="gr5" draw:text-style-name="P4" draw:layer="layout" svg:width="10.564cm" svg:height="0.471cm" svg:x="3.507cm" svg:y="4.093cm">
          <draw:text-box>
            <text:p text:style-name="P2"><text:span text:style-name="T2">a) 01000001.00001010.00000010.00000011 65.10.2.3 clase a </text:span></text:p>
          </draw:text-box>
        </draw:frame>
        <draw:frame draw:style-name="gr6" draw:text-style-name="P5" draw:layer="layout" svg:width="11.779cm" svg:height="0.471cm" svg:x="3.507cm" svg:y="4.682cm">
          <draw:text-box>
            <text:p text:style-name="P2"><text:span text:style-name="T2">b) 10010110.11010110.10001101.11000101 150.214.141.197 clase b</text:span></text:p>
          </draw:text-box>
        </draw:frame>
        <draw:frame draw:style-name="gr3" draw:text-style-name="P4" draw:layer="layout" svg:width="0.422cm" svg:height="0.471cm" svg:x="2.755cm" svg:y="5.592cm">
          <draw:text-box>
            <text:p text:style-name="P2"><text:span text:style-name="T2">2</text:span></text:p>
          </draw:text-box>
        </draw:frame>
        <draw:frame draw:style-name="gr7" draw:text-style-name="P4" draw:layer="layout" svg:width="14.37cm" svg:height="0.471cm" svg:x="3.517cm" svg:y="5.592cm">
          <draw:text-box>
            <text:p text:style-name="P2"><text:span text:style-name="T2">Dadas las siguientes direcciones de red indica la clase, y su máscara en decimal y en </text:span></text:p>
          </draw:text-box>
        </draw:frame>
        <draw:frame draw:style-name="gr8" draw:text-style-name="P5" draw:layer="layout" svg:width="4.536cm" svg:height="0.971cm" svg:x="2.914cm" svg:y="6.029cm">
          <draw:text-box>
            <text:p text:style-name="P2"><text:span text:style-name="T2">Binario: 216.89.3.0 clase c</text:span></text:p>
          </draw:text-box>
        </draw:frame>
        <draw:frame draw:style-name="gr9" draw:text-style-name="P5" draw:layer="layout" svg:width="3.571cm" svg:height="0.921cm" svg:x="7.758cm" svg:y="6.079cm">
          <draw:text-box>
            <text:p text:style-name="P2"><text:span text:style-name="T2">198.64.126.0 clase c </text:span></text:p>
          </draw:text-box>
        </draw:frame>
        <draw:frame draw:style-name="gr10" draw:text-style-name="P5" draw:layer="layout" svg:width="2.439cm" svg:height="0.941cm" svg:x="11.511cm" svg:y="6.079cm">
          <draw:text-box>
            <text:p text:style-name="P2"><text:span text:style-name="T2">188.119.0.0</text:span></text:p>
            <text:p text:style-name="P2"><text:span text:style-name="T2">Clase b</text:span></text:p>
          </draw:text-box>
        </draw:frame>
        <draw:frame draw:style-name="gr11" draw:text-style-name="P5" draw:layer="layout" svg:width="1.378cm" svg:height="1.171cm" svg:x="14.012cm" svg:y="6.079cm">
          <draw:text-box>
            <text:p text:style-name="P2"><text:span text:style-name="T2">23.0.0.0</text:span></text:p>
            <text:p text:style-name="P2"><text:span text:style-name="T2">Clase a </text:span></text:p>
          </draw:text-box>
        </draw:frame>
        <draw:frame draw:style-name="gr3" draw:text-style-name="P4" draw:layer="layout" svg:width="0.422cm" svg:height="0.471cm" svg:x="2.755cm" svg:y="6.989cm">
          <draw:text-box>
            <text:p text:style-name="P2"><text:span text:style-name="T2">3</text:span></text:p>
          </draw:text-box>
        </draw:frame>
        <draw:frame draw:style-name="gr12" draw:text-style-name="P4" draw:layer="layout" svg:width="15.289cm" svg:height="0.471cm" svg:x="3.517cm" svg:y="6.989cm">
          <draw:text-box>
            <text:p text:style-name="P2"><text:span text:style-name="T2">Sea la dirección de una red 195.214.141.0, con una máscara de red 255.255.255.0 . Indica </text:span></text:p>
          </draw:text-box>
        </draw:frame>
        <draw:frame draw:style-name="gr13" draw:text-style-name="P4" draw:layer="layout" svg:width="15.284cm" svg:height="0.471cm" svg:x="3.45cm" svg:y="7.279cm">
          <draw:text-box>
            <text:p text:style-name="P2"><text:span text:style-name="T2">a que clase pertenece y comprueba cuales de las siguientes direcciones pertenecen a dicha </text:span></text:p>
          </draw:text-box>
        </draw:frame>
        <draw:frame draw:style-name="gr14" draw:text-style-name="P5" draw:layer="layout" svg:width="1.234cm" svg:height="0.941cm" svg:x="3.216cm" svg:y="7.75cm">
          <draw:text-box>
            <text:p text:style-name="P2"><text:span text:style-name="T2">Red:</text:span></text:p>
            <text:p text:style-name="P2"><text:span text:style-name="T2">Clase c</text:span></text:p>
          </draw:text-box>
        </draw:frame>
        <draw:frame draw:style-name="gr15" draw:text-style-name="P5" draw:layer="layout" svg:width="4.684cm" svg:height="0.471cm" svg:x="3.926cm" svg:y="8.596cm">
          <draw:text-box>
            <text:p text:style-name="P2"><text:span text:style-name="T3">195.214.141.32 <text:s/>pertenece <text:s/></text:span></text:p>
          </draw:text-box>
        </draw:frame>
        <draw:frame draw:style-name="gr16" draw:text-style-name="P4" draw:layer="layout" svg:width="4.578cm" svg:height="0.471cm" svg:x="4.008cm" svg:y="9.148cm">
          <draw:text-box>
            <text:p text:style-name="P2"><text:span text:style-name="T3">195.214.141.138 pertenece</text:span></text:p>
          </draw:text-box>
        </draw:frame>
        <draw:frame draw:style-name="gr17" draw:text-style-name="P4" draw:layer="layout" svg:width="5.002cm" svg:height="0.471cm" svg:x="4.008cm" svg:y="9.635cm">
          <draw:text-box>
            <text:p text:style-name="P2"><text:span text:style-name="T3">195.214.142.23 no pertenece </text:span></text:p>
          </draw:text-box>
        </draw:frame>
        <draw:frame draw:style-name="gr3" draw:text-style-name="P4" draw:layer="layout" svg:width="0.422cm" svg:height="0.471cm" svg:x="2.755cm" svg:y="10.545cm">
          <draw:text-box>
            <text:p text:style-name="P2"><text:span text:style-name="T2">4</text:span></text:p>
          </draw:text-box>
        </draw:frame>
        <draw:frame draw:style-name="gr18" draw:text-style-name="P4" draw:layer="layout" svg:width="13.616cm" svg:height="0.471cm" svg:x="3.517cm" svg:y="10.545cm">
          <draw:text-box>
            <text:p text:style-name="P2"><text:span text:style-name="T2">Identifica la clase de dirección a la que pertenecen las siguientes direcciones IP: </text:span></text:p>
          </draw:text-box>
        </draw:frame>
        <draw:frame draw:style-name="gr19" draw:text-style-name="P4" draw:layer="layout" svg:width="3.139cm" svg:height="0.471cm" svg:x="2.523cm" svg:y="11.25cm">
          <draw:text-box>
            <text:p text:style-name="P2"><text:span text:style-name="T2">200.58.20.165 cl c</text:span></text:p>
          </draw:text-box>
        </draw:frame>
        <draw:frame draw:style-name="gr20" draw:text-style-name="P5" draw:layer="layout" svg:width="3.164cm" svg:height="0.507cm" svg:x="5.95cm" svg:y="11.243cm">
          <draw:text-box>
            <text:p text:style-name="P2"><text:span text:style-name="T2">128.167.23.20 cl b</text:span></text:p>
          </draw:text-box>
        </draw:frame>
        <draw:frame draw:style-name="gr19" draw:text-style-name="P4" draw:layer="layout" svg:width="2.927cm" svg:height="0.471cm" svg:x="9.2cm" svg:y="11.25cm">
          <draw:text-box>
            <text:p text:style-name="P2"><text:span text:style-name="T2">16.196.128.50cla</text:span></text:p>
          </draw:text-box>
        </draw:frame>
        <draw:frame draw:style-name="gr19" draw:text-style-name="P4" draw:layer="layout" svg:width="3.164cm" svg:height="0.471cm" svg:x="12.51cm" svg:y="11.243cm">
          <draw:text-box>
            <text:p text:style-name="P2"><text:span text:style-name="T2">150.156.10.10 cl b</text:span></text:p>
          </draw:text-box>
        </draw:frame>
        <draw:frame draw:style-name="gr21" draw:text-style-name="P4" draw:layer="layout" svg:width="2.821cm" svg:height="0.471cm" svg:x="15.759cm" svg:y="11.243cm">
          <draw:text-box>
            <text:p text:style-name="P2"><text:span text:style-name="T2">250.10.24.96 clc</text:span></text:p>
          </draw:text-box>
        </draw:frame>
        <draw:frame draw:style-name="gr22" draw:text-style-name="P5" draw:layer="layout" svg:width="0.5cm" svg:height="0.471cm" svg:x="2.853cm" svg:y="11.755cm">
          <draw:text-box>
            <text:p text:style-name="P2"><text:span text:style-name="T2">5</text:span></text:p>
          </draw:text-box>
        </draw:frame>
        <draw:frame draw:style-name="gr23" draw:text-style-name="P4" draw:layer="layout" svg:width="16.808cm" svg:height="0.941cm" svg:x="3.45cm" svg:y="11.809cm">
          <draw:text-box>
            <text:p text:style-name="P2"><text:span text:style-name="T2">a) Para la IP 195.214.141.197. Indica su máscara de red y la red a la que pertenece. Mascara clase c</text:span></text:p>
            <text:p text:style-name="P2"><text:span text:style-name="T2">195.214.141.0</text:span></text:p>
          </draw:text-box>
        </draw:frame>
        <draw:frame draw:style-name="gr24" draw:text-style-name="P4" draw:layer="layout" svg:width="15.136cm" svg:height="0.471cm" svg:x="3.387cm" svg:y="12.64cm">
          <draw:text-box>
            <text:p text:style-name="P2"><text:span text:style-name="T2">b) En la red anterior se desea enviar un mensaje a la dirección IP 195.214.141.23, ¿quien </text:span></text:p>
          </draw:text-box>
        </draw:frame>
        <draw:frame draw:style-name="gr25" draw:text-style-name="P5" draw:layer="layout" svg:width="13.063cm" svg:height="0.941cm" svg:x="3.387cm" svg:y="13.127cm">
          <draw:text-box>
            <text:p text:style-name="P2"><text:span text:style-name="T2">recibirá el mensaje?la maquina 195.214.141.23 = <text:s/>0.0.0.23=.23</text:span></text:p>
          </draw:text-box>
        </draw:frame>
        <draw:frame draw:style-name="gr26" draw:text-style-name="P4" draw:layer="layout" svg:width="17.38cm" svg:height="0.471cm" svg:x="3.387cm" svg:y="13.614cm">
          <draw:text-box>
            <text:p text:style-name="P2"><text:span text:style-name="T2">c) Si la dirección de envío es 195.214.141.255 ¿quien recibirá el mensaje?todas ya que es un broadcast</text:span></text:p>
          </draw:text-box>
        </draw:frame>
        <draw:frame draw:style-name="gr3" draw:text-style-name="P4" draw:layer="layout" svg:width="0.422cm" svg:height="0.471cm" svg:x="2.755cm" svg:y="14.524cm">
          <draw:text-box>
            <text:p text:style-name="P2"><text:span text:style-name="T2">6</text:span></text:p>
          </draw:text-box>
        </draw:frame>
        <draw:frame draw:style-name="gr27" draw:text-style-name="P4" draw:layer="layout" svg:width="15.195cm" svg:height="0.471cm" svg:x="3.517cm" svg:y="14.524cm">
          <draw:text-box>
            <text:p text:style-name="P2"><text:span text:style-name="T2">Dada la dirección 10.0.1.0 <text:s/>¿Se trata de una dirección de red, host o broadcast? Es un host</text:span></text:p>
          </draw:text-box>
        </draw:frame>
        <draw:frame draw:style-name="gr3" draw:text-style-name="P4" draw:layer="layout" svg:width="0.422cm" svg:height="0.471cm" svg:x="2.755cm" svg:y="15.434cm">
          <draw:text-box>
            <text:p text:style-name="P2"><text:span text:style-name="T2">7</text:span></text:p>
          </draw:text-box>
        </draw:frame>
        <draw:frame draw:style-name="gr28" draw:text-style-name="P4" draw:layer="layout" svg:width="7.368cm" svg:height="0.471cm" svg:x="3.517cm" svg:y="15.434cm">
          <draw:text-box>
            <text:p text:style-name="P2"><text:span text:style-name="T2">Para cada una de las siguientes direcciones:</text:span></text:p>
          </draw:text-box>
        </draw:frame>
        <draw:frame draw:style-name="gr29" draw:text-style-name="P5" draw:layer="layout" svg:width="10.281cm" svg:height="0.471cm" svg:x="0.02cm" svg:y="16cm">
          <draw:text-box>
            <text:p text:style-name="P2"><text:span text:style-name="T2">192.168.130.0 11000000.10101000.10000010 clase c es red </text:span></text:p>
          </draw:text-box>
        </draw:frame>
        <draw:frame draw:style-name="gr30" draw:text-style-name="P5" draw:layer="layout" svg:width="2.942cm" svg:height="0.471cm" svg:x="10.758cm" svg:y="15.779cm">
          <draw:text-box>
            <text:p text:style-name="P2"><text:span text:style-name="T2">135.25.255.255</text:span></text:p>
          </draw:text-box>
        </draw:frame>
        <draw:frame draw:style-name="gr31" draw:text-style-name="P4" draw:layer="layout" svg:width="1.59cm" svg:height="0.471cm" svg:x="15.007cm" svg:y="16.133cm">
          <draw:text-box>
            <text:p text:style-name="P2"><text:span text:style-name="T2">28.13.0.1</text:span></text:p>
          </draw:text-box>
        </draw:frame>
        <draw:frame draw:style-name="gr32" draw:text-style-name="P4" draw:layer="layout" svg:width="5.543cm" svg:height="0.471cm" svg:x="4.008cm" svg:y="16.62cm">
          <draw:text-box>
            <text:p text:style-name="P2"><text:span text:style-name="T2">0.0.45.2 maquina empieza por 0 </text:span></text:p>
          </draw:text-box>
        </draw:frame>
        <draw:frame draw:style-name="gr33" draw:text-style-name="P5" draw:layer="layout" svg:width="2.192cm" svg:height="0.471cm" svg:x="10.7cm" svg:y="16.5cm">
          <draw:text-box>
            <text:p text:style-name="P2"><text:span text:style-name="T2">28.0.0.0</text:span></text:p>
          </draw:text-box>
        </draw:frame>
        <draw:frame draw:style-name="gr32" draw:text-style-name="P4" draw:layer="layout" svg:width="1.378cm" svg:height="0.471cm" svg:x="15.007cm" svg:y="16.62cm">
          <draw:text-box>
            <text:p text:style-name="P2"><text:span text:style-name="T2">98.0.0.0</text:span></text:p>
          </draw:text-box>
        </draw:frame>
        <draw:frame draw:style-name="gr34" draw:text-style-name="P4" draw:layer="layout" svg:width="2.013cm" svg:height="0.471cm" svg:x="4.008cm" svg:y="17.107cm">
          <draw:text-box>
            <text:p text:style-name="P2"><text:span text:style-name="T2">200.3.0.255</text:span></text:p>
          </draw:text-box>
        </draw:frame>
        <draw:frame draw:style-name="gr31" draw:text-style-name="P4" draw:layer="layout" svg:width="1.59cm" svg:height="0.471cm" svg:x="10.008cm" svg:y="17.107cm">
          <draw:text-box>
            <text:p text:style-name="P2"><text:span text:style-name="T2">160.3.0.0</text:span></text:p>
          </draw:text-box>
        </draw:frame>
        <draw:frame draw:style-name="gr31" draw:text-style-name="P4" draw:layer="layout" svg:width="1.59cm" svg:height="0.471cm" svg:x="15.007cm" svg:y="17.107cm">
          <draw:text-box>
            <text:p text:style-name="P2"><text:span text:style-name="T2">160.3.0.2</text:span></text:p>
          </draw:text-box>
        </draw:frame>
        <draw:frame draw:style-name="gr35" draw:text-style-name="P6" draw:layer="layout" svg:width="0.352cm" svg:height="0.39cm" svg:x="3.485cm" svg:y="18.143cm">
          <draw:text-box>
            <text:p text:style-name="P2"><text:span text:style-name="T4">a.</text:span></text:p>
          </draw:text-box>
        </draw:frame>
        <draw:frame draw:style-name="gr36" draw:text-style-name="P4" draw:layer="layout" svg:width="4.815cm" svg:height="0.471cm" svg:x="4.152cm" svg:y="18.08cm">
          <draw:text-box>
            <text:p text:style-name="P2"><text:span text:style-name="T2">Convierte a formato binario </text:span></text:p>
          </draw:text-box>
        </draw:frame>
        <draw:frame draw:style-name="gr35" draw:text-style-name="P6" draw:layer="layout" svg:width="0.352cm" svg:height="0.39cm" svg:x="3.485cm" svg:y="18.842cm">
          <draw:text-box>
            <text:p text:style-name="P2"><text:span text:style-name="T4">b.</text:span></text:p>
          </draw:text-box>
        </draw:frame>
        <draw:frame draw:style-name="gr37" draw:text-style-name="P4" draw:layer="layout" svg:width="8.596cm" svg:height="0.471cm" svg:x="4.152cm" svg:y="18.779cm">
          <draw:text-box>
            <text:p text:style-name="P2"><text:span text:style-name="T2">Identifica la clase IP a la que pertenece (A, B ó C) </text:span></text:p>
          </draw:text-box>
        </draw:frame>
        <draw:frame draw:style-name="gr35" draw:text-style-name="P6" draw:layer="layout" svg:width="0.352cm" svg:height="0.39cm" svg:x="3.485cm" svg:y="19.54cm">
          <draw:text-box>
            <text:p text:style-name="P2"><text:span text:style-name="T4">c.</text:span></text:p>
          </draw:text-box>
        </draw:frame>
        <draw:frame draw:style-name="gr38" draw:text-style-name="P4" draw:layer="layout" svg:width="11.436cm" svg:height="0.471cm" svg:x="4.152cm" svg:y="19.477cm">
          <draw:text-box>
            <text:p text:style-name="P2"><text:span text:style-name="T2">Identifica si se trata de una dirección de red, de host o de broadcast.</text:span></text:p>
          </draw:text-box>
        </draw:frame>
        <draw:frame draw:style-name="gr3" draw:text-style-name="P4" draw:layer="layout" svg:width="0.422cm" svg:height="0.471cm" svg:x="2.755cm" svg:y="20.387cm">
          <draw:text-box>
            <text:p text:style-name="P2"><text:span text:style-name="T2">8</text:span></text:p>
          </draw:text-box>
        </draw:frame>
        <draw:frame draw:style-name="gr39" draw:text-style-name="P4" draw:layer="layout" svg:width="14.04cm" svg:height="0.471cm" svg:x="3.517cm" svg:y="20.387cm">
          <draw:text-box>
            <text:p text:style-name="P2"><text:span text:style-name="T2">Suponiendo que nuestro ordenador tiene la dirección IP 190.168.5.65 con máscara </text:span></text:p>
          </draw:text-box>
        </draw:frame>
        <draw:frame draw:style-name="gr40" draw:text-style-name="P4" draw:layer="layout" svg:width="3.384cm" svg:height="0.471cm" svg:x="3.387cm" svg:y="20.874cm">
          <draw:text-box>
            <text:p text:style-name="P2"><text:span text:style-name="T2">255.255.0.0. clase b</text:span></text:p>
          </draw:text-box>
        </draw:frame>
        <draw:frame draw:style-name="gr39" draw:text-style-name="P4" draw:layer="layout" svg:width="14.04cm" svg:height="0.471cm" svg:x="3.387cm" svg:y="21.361cm">
          <draw:text-box>
            <text:p text:style-name="P2"><text:span text:style-name="T2">Indica a que clase pertenece dicha dirección IP, cual es la dirección de red a la que </text:span></text:p>
          </draw:text-box>
        </draw:frame>
        <draw:frame draw:style-name="gr41" draw:text-style-name="P4" draw:layer="layout" svg:width="3.863cm" svg:height="0.471cm" svg:x="3.387cm" svg:y="21.848cm">
          <draw:text-box>
            <text:p text:style-name="P2"><text:span text:style-name="T2">Pertenece 190.168.0.0 </text:span></text:p>
          </draw:text-box>
        </draw:frame>
        <draw:frame draw:style-name="gr3" draw:text-style-name="P4" draw:layer="layout" svg:width="0.422cm" svg:height="0.471cm" svg:x="2.755cm" svg:y="22.758cm">
          <draw:text-box>
            <text:p text:style-name="P2"><text:span text:style-name="T2">9</text:span></text:p>
          </draw:text-box>
        </draw:frame>
        <draw:frame draw:style-name="gr42" draw:text-style-name="P4" draw:layer="layout" svg:width="14.717cm" svg:height="0.471cm" svg:x="3.517cm" svg:y="22.758cm">
          <draw:text-box>
            <text:p text:style-name="P2"><text:span text:style-name="T2">Indica para las siguientes direcciones IP si son posibles para una máquina, si no lo son </text:span></text:p>
          </draw:text-box>
        </draw:frame>
        <draw:frame draw:style-name="gr43" draw:text-style-name="P4" draw:layer="layout" svg:width="4.697cm" svg:height="0.471cm" svg:x="3.387cm" svg:y="23.245cm">
          <draw:text-box>
            <text:p text:style-name="P2"><text:span text:style-name="T2">indica para que son válidas:</text:span></text:p>
          </draw:text-box>
        </draw:frame>
        <draw:frame draw:style-name="gr3" draw:text-style-name="P4" draw:layer="layout" svg:width="0.422cm" svg:height="0.471cm" svg:x="4.978cm" svg:y="23.943cm">
          <draw:text-box>
            <text:p text:style-name="P2"><text:span text:style-name="T2">a)</text:span></text:p>
          </draw:text-box>
        </draw:frame>
        <draw:frame draw:style-name="gr44" draw:text-style-name="P4" draw:layer="layout" svg:width="8.591cm" svg:height="0.471cm" svg:x="5.757cm" svg:y="23.943cm">
          <draw:text-box>
            <text:p text:style-name="P2"><text:span text:style-name="T2">0.0.0.0 no es la direcion q usan las maquinas sin ip</text:span></text:p>
          </draw:text-box>
        </draw:frame>
        <draw:frame draw:style-name="gr3" draw:text-style-name="P4" draw:layer="layout" svg:width="0.422cm" svg:height="0.471cm" svg:x="4.978cm" svg:y="24.642cm">
          <draw:text-box>
            <text:p text:style-name="P2"><text:span text:style-name="T2">b)</text:span></text:p>
          </draw:text-box>
        </draw:frame>
        <draw:frame draw:style-name="gr34" draw:text-style-name="P4" draw:layer="layout" svg:width="8.638cm" svg:height="0.471cm" svg:x="5.757cm" svg:y="24.642cm">
          <draw:text-box>
            <text:p text:style-name="P2"><text:span text:style-name="T2">155.123.0.0 ns puede ya que es una direcion de red</text:span></text:p>
          </draw:text-box>
        </draw:frame>
        <draw:frame draw:style-name="gr3" draw:text-style-name="P4" draw:layer="layout" svg:width="0.422cm" svg:height="0.471cm" svg:x="4.978cm" svg:y="25.34cm">
          <draw:text-box>
            <text:p text:style-name="P2"><text:span text:style-name="T2">c)</text:span></text:p>
          </draw:text-box>
        </draw:frame>
        <draw:frame draw:style-name="gr32" draw:text-style-name="P4" draw:layer="layout" svg:width="7.465cm" svg:height="0.471cm" svg:x="5.757cm" svg:y="25.34cm">
          <draw:text-box>
            <text:p text:style-name="P2"><text:span text:style-name="T2">0.0.0.35 no ya que representa la maquina 35</text:span></text:p>
          </draw:text-box>
        </draw:frame>
        <draw:frame draw:style-name="gr3" draw:text-style-name="P4" draw:layer="layout" svg:width="0.422cm" svg:height="0.471cm" svg:x="4.978cm" svg:y="26.039cm">
          <draw:text-box>
            <text:p text:style-name="P2"><text:span text:style-name="T2">d)</text:span></text:p>
          </draw:text-box>
        </draw:frame>
        <draw:frame draw:style-name="gr45" draw:text-style-name="P4" draw:layer="layout" svg:width="7.317cm" svg:height="0.471cm" svg:x="5.757cm" svg:y="26.039cm">
          <draw:text-box>
            <text:p text:style-name="P2"><text:span text:style-name="T2">255.255.255.255 no ya que es un broadcast</text:span></text:p>
          </draw:text-box>
        </draw:frame>
        <draw:frame draw:style-name="gr3" draw:text-style-name="P4" draw:layer="layout" svg:width="0.422cm" svg:height="0.471cm" svg:x="4.978cm" svg:y="26.737cm">
          <draw:text-box>
            <text:p text:style-name="P2"><text:span text:style-name="T2">e)</text:span></text:p>
          </draw:text-box>
        </draw:frame>
        <draw:frame draw:style-name="gr46" draw:text-style-name="P4" draw:layer="layout" svg:width="8.553cm" svg:height="0.471cm" svg:x="5.757cm" svg:y="26.737cm">
          <draw:text-box>
            <text:p text:style-name="P2"><text:span text:style-name="T2">183.20.255.255 no ya que es un broadcast dirigido</text:span></text:p>
          </draw:text-box>
        </draw:frame>
      </draw:page>
      <draw:page draw:name="page2" draw:style-name="dp1" draw:master-page-name="master-page28">
        <draw:frame draw:style-name="gr47" draw:text-style-name="P4" draw:layer="layout" svg:width="0.425cm" svg:height="0.471cm" svg:x="2.755cm" svg:y="2.018cm">
          <draw:text-box>
            <text:p text:style-name="P2"><text:span text:style-name="T2">10</text:span></text:p>
          </draw:text-box>
        </draw:frame>
        <draw:frame draw:style-name="gr48" draw:text-style-name="P4" draw:layer="layout" svg:width="13.951cm" svg:height="0.471cm" svg:x="3.517cm" svg:y="2.018cm">
          <draw:text-box>
            <text:p text:style-name="P2"><text:span text:style-name="T2">Dadas las siguientes direcciones indica su Clase (A, B o C) así como si se trata de </text:span></text:p>
          </draw:text-box>
        </draw:frame>
        <draw:frame draw:style-name="gr49" draw:text-style-name="P4" draw:layer="layout" svg:width="7.144cm" svg:height="0.471cm" svg:x="3.387cm" svg:y="2.505cm">
          <draw:text-box>
            <text:p text:style-name="P2"><text:span text:style-name="T2">direcciones de red, de broadcast o de host.</text:span></text:p>
          </draw:text-box>
        </draw:frame>
        <draw:frame draw:style-name="gr45" draw:text-style-name="P4" draw:layer="layout" svg:width="2.86cm" svg:height="0.471cm" svg:x="3.39cm" svg:y="3.204cm">
          <draw:text-box>
            <text:p text:style-name="P2"><text:span text:style-name="T2">220.255.255.254</text:span></text:p>
          </draw:text-box>
        </draw:frame>
        <draw:frame draw:style-name="gr45" draw:text-style-name="P4" draw:layer="layout" svg:width="2.86cm" svg:height="0.471cm" svg:x="7.758cm" svg:y="3.204cm">
          <draw:text-box>
            <text:p text:style-name="P2"><text:span text:style-name="T2">195.195.195.195</text:span></text:p>
          </draw:text-box>
        </draw:frame>
        <draw:frame draw:style-name="gr34" draw:text-style-name="P4" draw:layer="layout" svg:width="2.013cm" svg:height="0.471cm" svg:x="11.511cm" svg:y="3.204cm">
          <draw:text-box>
            <text:p text:style-name="P2"><text:span text:style-name="T2">192.0.0.255</text:span></text:p>
          </draw:text-box>
        </draw:frame>
        <draw:frame draw:style-name="gr21" draw:text-style-name="P4" draw:layer="layout" svg:width="2.225cm" svg:height="0.471cm" svg:x="15.261cm" svg:y="3.204cm">
          <draw:text-box>
            <text:p text:style-name="P2"><text:span text:style-name="T2">80.255.255.0</text:span></text:p>
          </draw:text-box>
        </draw:frame>
        <draw:frame draw:style-name="gr19" draw:text-style-name="P4" draw:layer="layout" svg:width="2.436cm" svg:height="0.471cm" svg:x="3.39cm" svg:y="3.69cm">
          <draw:text-box>
            <text:p text:style-name="P2"><text:span text:style-name="T2">186.255.0.255</text:span></text:p>
          </draw:text-box>
        </draw:frame>
        <draw:frame draw:style-name="gr31" draw:text-style-name="P4" draw:layer="layout" svg:width="1.59cm" svg:height="0.471cm" svg:x="7.758cm" svg:y="3.69cm">
          <draw:text-box>
            <text:p text:style-name="P2"><text:span text:style-name="T2">155.1.1.0</text:span></text:p>
          </draw:text-box>
        </draw:frame>
        <draw:frame draw:style-name="gr21" draw:text-style-name="P4" draw:layer="layout" svg:width="2.225cm" svg:height="0.471cm" svg:x="11.511cm" svg:y="3.69cm">
          <draw:text-box>
            <text:p text:style-name="P2"><text:span text:style-name="T2">85.255.255.0</text:span></text:p>
          </draw:text-box>
        </draw:frame>
        <draw:frame draw:style-name="gr34" draw:text-style-name="P4" draw:layer="layout" svg:width="2.013cm" svg:height="0.471cm" svg:x="15.261cm" svg:y="3.69cm">
          <draw:text-box>
            <text:p text:style-name="P2"><text:span text:style-name="T2">160.0.0.255</text:span></text:p>
          </draw:text-box>
        </draw:frame>
        <draw:frame draw:style-name="gr47" draw:text-style-name="P4" draw:layer="layout" svg:width="0.425cm" svg:height="0.471cm" svg:x="2.755cm" svg:y="4.601cm">
          <draw:text-box>
            <text:p text:style-name="P2"><text:span text:style-name="T2">11</text:span></text:p>
          </draw:text-box>
        </draw:frame>
        <draw:frame draw:style-name="gr42" draw:text-style-name="P4" draw:layer="layout" svg:width="14.717cm" svg:height="0.471cm" svg:x="3.517cm" svg:y="4.601cm">
          <draw:text-box>
            <text:p text:style-name="P2"><text:span text:style-name="T2">a) Supongamos una red con máscara 255.255.0.0, en la que tenemos un ordenador con </text:span></text:p>
          </draw:text-box>
        </draw:frame>
        <draw:frame draw:style-name="gr50" draw:text-style-name="P4" draw:layer="layout" svg:width="12.706cm" svg:height="0.471cm" svg:x="3.387cm" svg:y="5.087cm">
          <draw:text-box>
            <text:p text:style-name="P2"><text:span text:style-name="T2">dirección 148.120.33.110, indica en que red se encuentra dicho ordenador. </text:span></text:p>
          </draw:text-box>
        </draw:frame>
        <draw:frame draw:style-name="gr51" draw:text-style-name="P4" draw:layer="layout" svg:width="14.755cm" svg:height="0.471cm" svg:x="3.507cm" svg:y="5.786cm">
          <draw:text-box>
            <text:p text:style-name="P2"><text:span text:style-name="T2">b) Comprueba si el siguiente ordenador 148.120.33.89 pertenece a la misma red que el </text:span></text:p>
          </draw:text-box>
        </draw:frame>
        <draw:frame draw:style-name="gr52" draw:text-style-name="P4" draw:layer="layout" svg:width="1.42cm" svg:height="0.471cm" svg:x="3.507cm" svg:y="6.273cm">
          <draw:text-box>
            <text:p text:style-name="P2"><text:span text:style-name="T2">anterior.</text:span></text:p>
          </draw:text-box>
        </draw:frame>
        <draw:frame draw:style-name="gr53" draw:text-style-name="P4" draw:layer="layout" svg:width="13.718cm" svg:height="0.471cm" svg:x="3.507cm" svg:y="6.76cm">
          <draw:text-box>
            <text:p text:style-name="P2"><text:span text:style-name="T2">c) Comprueba si 148.115.89.3, pertenece a la misma red que la IP del apartado a.</text:span></text:p>
          </draw:text-box>
        </draw:frame>
        <draw:frame draw:style-name="gr47" draw:text-style-name="P4" draw:layer="layout" svg:width="0.425cm" svg:height="0.471cm" svg:x="2.755cm" svg:y="7.67cm">
          <draw:text-box>
            <text:p text:style-name="P2"><text:span text:style-name="T2">12</text:span></text:p>
          </draw:text-box>
        </draw:frame>
        <draw:frame draw:style-name="gr54" draw:text-style-name="P4" draw:layer="layout" svg:width="9.104cm" svg:height="0.471cm" svg:x="3.517cm" svg:y="7.67cm">
          <draw:text-box>
            <text:p text:style-name="P2"><text:span text:style-name="T2">Tenemos la dirección 192.0.0.12/24 ¿Qué representa?</text:span></text:p>
          </draw:text-box>
        </draw:frame>
        <draw:frame draw:style-name="gr47" draw:text-style-name="P4" draw:layer="layout" svg:width="0.425cm" svg:height="0.471cm" svg:x="2.755cm" svg:y="8.58cm">
          <draw:text-box>
            <text:p text:style-name="P2"><text:span text:style-name="T2">13</text:span></text:p>
          </draw:text-box>
        </draw:frame>
        <draw:frame draw:style-name="gr55" draw:text-style-name="P4" draw:layer="layout" svg:width="10.484cm" svg:height="0.471cm" svg:x="3.517cm" svg:y="8.58cm">
          <draw:text-box>
            <text:p text:style-name="P2"><text:span text:style-name="T2">La IP 1.2.34.5/16 ¿A qué red pertenece? Razona la respuesta. </text:span></text:p>
          </draw:text-box>
        </draw:frame>
        <draw:frame draw:style-name="gr47" draw:text-style-name="P4" draw:layer="layout" svg:width="0.425cm" svg:height="0.471cm" svg:x="2.755cm" svg:y="9.49cm">
          <draw:text-box>
            <text:p text:style-name="P2"><text:span text:style-name="T2">14</text:span></text:p>
          </draw:text-box>
        </draw:frame>
        <draw:frame draw:style-name="gr56" draw:text-style-name="P4" draw:layer="layout" svg:width="14.442cm" svg:height="0.471cm" svg:x="3.517cm" svg:y="9.49cm">
          <draw:text-box>
            <text:p text:style-name="P2"><text:span text:style-name="T2">¿Cuántos equipos puede haber en una red con direcciones de clase A, cuantos de B y </text:span></text:p>
          </draw:text-box>
        </draw:frame>
        <draw:frame draw:style-name="gr57" draw:text-style-name="P4" draw:layer="layout" svg:width="5.937cm" svg:height="0.471cm" svg:x="3.387cm" svg:y="9.977cm">
          <draw:text-box>
            <text:p text:style-name="P2"><text:span text:style-name="T2">cuantos de C? Razona la respuesta.</text:span></text:p>
          </draw:text-box>
        </draw:frame>
        <draw:frame draw:style-name="gr47" draw:text-style-name="P4" draw:layer="layout" svg:width="0.425cm" svg:height="0.471cm" svg:x="2.755cm" svg:y="10.887cm">
          <draw:text-box>
            <text:p text:style-name="P2"><text:span text:style-name="T2">15</text:span></text:p>
          </draw:text-box>
        </draw:frame>
        <draw:frame draw:style-name="gr58" draw:text-style-name="P4" draw:layer="layout" svg:width="14.069cm" svg:height="0.471cm" svg:x="3.517cm" svg:y="10.887cm">
          <draw:text-box>
            <text:p text:style-name="P2"><text:span text:style-name="T2">Para las siguientes direcciones de red indica su rango de direcciones para host y su </text:span></text:p>
          </draw:text-box>
        </draw:frame>
        <draw:frame draw:style-name="gr59" draw:text-style-name="P4" draw:layer="layout" svg:width="3.905cm" svg:height="0.471cm" svg:x="3.387cm" svg:y="11.374cm">
          <draw:text-box>
            <text:p text:style-name="P2"><text:span text:style-name="T2">dirección de broadcast.</text:span></text:p>
          </draw:text-box>
        </draw:frame>
        <draw:frame draw:style-name="gr60" draw:text-style-name="P4" draw:layer="layout" svg:width="1.801cm" svg:height="0.471cm" svg:x="3.39cm" svg:y="12.072cm">
          <draw:text-box>
            <text:p text:style-name="P2"><text:span text:style-name="T2">195.23.0.0</text:span></text:p>
          </draw:text-box>
        </draw:frame>
        <draw:frame draw:style-name="gr31" draw:text-style-name="P4" draw:layer="layout" svg:width="1.59cm" svg:height="0.471cm" svg:x="6.509cm" svg:y="12.072cm">
          <draw:text-box>
            <text:p text:style-name="P2"><text:span text:style-name="T2">125.0.0.0</text:span></text:p>
          </draw:text-box>
        </draw:frame>
        <draw:frame draw:style-name="gr19" draw:text-style-name="P4" draw:layer="layout" svg:width="2.436cm" svg:height="0.471cm" svg:x="9.01cm" svg:y="12.072cm">
          <draw:text-box>
            <text:p text:style-name="P2"><text:span text:style-name="T2">200.200.200.0</text:span></text:p>
          </draw:text-box>
        </draw:frame>
        <draw:frame draw:style-name="gr47" draw:text-style-name="P4" draw:layer="layout" svg:width="0.425cm" svg:height="0.471cm" svg:x="2.755cm" svg:y="12.983cm">
          <draw:text-box>
            <text:p text:style-name="P2"><text:span text:style-name="T2">16</text:span></text:p>
          </draw:text-box>
        </draw:frame>
        <draw:frame draw:style-name="gr61" draw:text-style-name="P4" draw:layer="layout" svg:width="14.908cm" svg:height="0.471cm" svg:x="3.517cm" svg:y="12.983cm">
          <draw:text-box>
            <text:p text:style-name="P2"><text:span text:style-name="T2">a) Si tenemos una red con cinco ordenadores, ¿de qué clase necesitamos las direcciones </text:span></text:p>
          </draw:text-box>
        </draw:frame>
        <draw:frame draw:style-name="gr62" draw:text-style-name="P4" draw:layer="layout" svg:width="4.13cm" svg:height="0.471cm" svg:x="3.387cm" svg:y="13.469cm">
          <draw:text-box>
            <text:p text:style-name="P2"><text:span text:style-name="T2">IP? Razona la respuesta.</text:span></text:p>
          </draw:text-box>
        </draw:frame>
        <draw:frame draw:style-name="gr63" draw:text-style-name="P4" draw:layer="layout" svg:width="5.019cm" svg:height="0.471cm" svg:x="3.387cm" svg:y="14.168cm">
          <draw:text-box>
            <text:p text:style-name="P2"><text:span text:style-name="T2">b) Asigna Ips a los 5 equipos.</text:span></text:p>
          </draw:text-box>
        </draw:frame>
        <draw:frame draw:style-name="gr47" draw:text-style-name="P4" draw:layer="layout" svg:width="0.425cm" svg:height="0.471cm" svg:x="2.755cm" svg:y="15.078cm">
          <draw:text-box>
            <text:p text:style-name="P2"><text:span text:style-name="T2">17</text:span></text:p>
          </draw:text-box>
        </draw:frame>
        <draw:frame draw:style-name="gr64" draw:text-style-name="P4" draw:layer="layout" svg:width="15.437cm" svg:height="0.471cm" svg:x="3.517cm" svg:y="15.078cm">
          <draw:text-box>
            <text:p text:style-name="P2"><text:span text:style-name="T2">Hemos creado una red Ethernet con 20 ordenadores conectados. Nuestra red está conectada</text:span></text:p>
          </draw:text-box>
        </draw:frame>
        <draw:frame draw:style-name="gr65" draw:text-style-name="P4" draw:layer="layout" svg:width="15.471cm" svg:height="0.471cm" svg:x="3.387cm" svg:y="15.565cm">
          <draw:text-box>
            <text:p text:style-name="P2"><text:span text:style-name="T2">a Internet y nos han asignado la siguiente dirección IP 192.168.23.0. Indica la clase de esta </text:span></text:p>
          </draw:text-box>
        </draw:frame>
        <draw:frame draw:style-name="gr66" draw:text-style-name="P4" draw:layer="layout" svg:width="15.09cm" svg:height="0.471cm" svg:x="3.387cm" svg:y="16.052cm">
          <draw:text-box>
            <text:p text:style-name="P2"><text:span text:style-name="T2">dirección, ¿permite salida a Internet? Razona la respuesta. Indica el rango de direcciones </text:span></text:p>
          </draw:text-box>
        </draw:frame>
        <draw:frame draw:style-name="gr67" draw:text-style-name="P4" draw:layer="layout" svg:width="7.461cm" svg:height="0.471cm" svg:x="3.387cm" svg:y="16.539cm">
          <draw:text-box>
            <text:p text:style-name="P2"><text:span text:style-name="T2">que asignarás a las máquinas de nuestra red.</text:span></text:p>
          </draw:text-box>
        </draw:frame>
        <draw:frame draw:style-name="gr47" draw:text-style-name="P4" draw:layer="layout" svg:width="0.425cm" svg:height="0.471cm" svg:x="2.755cm" svg:y="17.449cm">
          <draw:text-box>
            <text:p text:style-name="P2"><text:span text:style-name="T2">18</text:span></text:p>
          </draw:text-box>
        </draw:frame>
        <draw:frame draw:style-name="gr68" draw:text-style-name="P4" draw:layer="layout" svg:width="13.917cm" svg:height="0.471cm" svg:x="3.517cm" svg:y="17.449cm">
          <draw:text-box>
            <text:p text:style-name="P2"><text:span text:style-name="T2">Si estamos construyendo una red con 400 ordenadores, ¿qué clase de dirección IP </text:span></text:p>
          </draw:text-box>
        </draw:frame>
        <draw:frame draw:style-name="gr69" draw:text-style-name="P4" draw:layer="layout" svg:width="12.732cm" svg:height="0.471cm" svg:x="3.387cm" svg:y="17.936cm">
          <draw:text-box>
            <text:p text:style-name="P2"><text:span text:style-name="T2">necesitamos? Indica la clase mínima que necesitamos. Razona la respuesta.</text:span></text:p>
          </draw:text-box>
        </draw:frame>
        <draw:frame draw:style-name="gr47" draw:text-style-name="P4" draw:layer="layout" svg:width="0.425cm" svg:height="0.471cm" svg:x="2.755cm" svg:y="18.846cm">
          <draw:text-box>
            <text:p text:style-name="P2"><text:span text:style-name="T2">19</text:span></text:p>
          </draw:text-box>
        </draw:frame>
        <draw:frame draw:style-name="gr70" draw:text-style-name="P4" draw:layer="layout" svg:width="15.411cm" svg:height="0.471cm" svg:x="3.517cm" svg:y="18.846cm">
          <draw:text-box>
            <text:p text:style-name="P2"><text:span text:style-name="T2">A nuestra empresa le han asignado la dirección 200.162.5.0, ¿cuántos pc’s puede conectar?</text:span></text:p>
          </draw:text-box>
        </draw:frame>
        <draw:frame draw:style-name="gr47" draw:text-style-name="P4" draw:layer="layout" svg:width="0.425cm" svg:height="0.471cm" svg:x="2.755cm" svg:y="19.756cm">
          <draw:text-box>
            <text:p text:style-name="P2"><text:span text:style-name="T2">20</text:span></text:p>
          </draw:text-box>
        </draw:frame>
        <draw:frame draw:style-name="gr71" draw:text-style-name="P4" draw:layer="layout" svg:width="15.42cm" svg:height="0.471cm" svg:x="3.517cm" svg:y="19.756cm">
          <draw:text-box>
            <text:p text:style-name="P2"><text:span text:style-name="T2">Indica para las siguientes IP’s de máquina, sus clases, sus máscaras, sus direcciones de red </text:span></text:p>
          </draw:text-box>
        </draw:frame>
        <draw:frame draw:style-name="gr72" draw:text-style-name="P4" draw:layer="layout" svg:width="4.515cm" svg:height="0.471cm" svg:x="3.387cm" svg:y="20.243cm">
          <draw:text-box>
            <text:p text:style-name="P2"><text:span text:style-name="T2">y de broadcast para su red:</text:span></text:p>
          </draw:text-box>
        </draw:frame>
        <draw:frame draw:style-name="gr34" draw:text-style-name="P4" draw:layer="layout" svg:width="2.013cm" svg:height="0.471cm" svg:x="3.39cm" svg:y="20.941cm">
          <draw:text-box>
            <text:p text:style-name="P2"><text:span text:style-name="T2">25.69.23.12</text:span></text:p>
          </draw:text-box>
        </draw:frame>
        <draw:frame draw:style-name="gr60" draw:text-style-name="P4" draw:layer="layout" svg:width="1.801cm" svg:height="0.471cm" svg:x="6.509cm" svg:y="20.941cm">
          <draw:text-box>
            <text:p text:style-name="P2"><text:span text:style-name="T2">129.0.0.12</text:span></text:p>
          </draw:text-box>
        </draw:frame>
        <draw:frame draw:style-name="gr34" draw:text-style-name="P4" draw:layer="layout" svg:width="2.013cm" svg:height="0.471cm" svg:x="10.259cm" svg:y="20.941cm">
          <draw:text-box>
            <text:p text:style-name="P2"><text:span text:style-name="T2">132.23.0.16</text:span></text:p>
          </draw:text-box>
        </draw:frame>
        <draw:frame draw:style-name="gr31" draw:text-style-name="P4" draw:layer="layout" svg:width="1.59cm" svg:height="0.471cm" svg:x="14.012cm" svg:y="20.941cm">
          <draw:text-box>
            <text:p text:style-name="P2"><text:span text:style-name="T2">191.0.0.1</text:span></text:p>
          </draw:text-box>
        </draw:frame>
        <draw:frame draw:style-name="gr60" draw:text-style-name="P4" draw:layer="layout" svg:width="1.801cm" svg:height="0.471cm" svg:x="3.39cm" svg:y="21.428cm">
          <draw:text-box>
            <text:p text:style-name="P2"><text:span text:style-name="T2">200.0.0.73</text:span></text:p>
          </draw:text-box>
        </draw:frame>
        <draw:frame draw:style-name="gr47" draw:text-style-name="P4" draw:layer="layout" svg:width="0.425cm" svg:height="0.471cm" svg:x="2.755cm" svg:y="22.338cm">
          <draw:text-box>
            <text:p text:style-name="P2"><text:span text:style-name="T2">21</text:span></text:p>
          </draw:text-box>
        </draw:frame>
        <draw:frame draw:style-name="gr39" draw:text-style-name="P4" draw:layer="layout" svg:width="14.04cm" svg:height="0.471cm" svg:x="3.517cm" svg:y="22.338cm">
          <draw:text-box>
            <text:p text:style-name="P2"><text:span text:style-name="T2">Suponiendo que nuestro ordenador tiene la dirección IP 192.168.5.65 con máscara </text:span></text:p>
          </draw:text-box>
        </draw:frame>
        <draw:line draw:style-name="gr73" draw:text-style-name="P7" draw:layer="layout" svg:x1="12.036cm" svg:y1="23.241cm" svg:x2="15.815cm" svg:y2="23.241cm">
          <text:p/>
        </draw:line>
        <draw:frame draw:style-name="gr74" draw:text-style-name="P4" draw:layer="layout" svg:width="12.664cm" svg:height="0.471cm" svg:x="3.387cm" svg:y="22.825cm">
          <draw:text-box>
            <text:p text:style-name="P2"><text:span text:style-name="T2">255.255.255.0, indica qué significan las siguientes </text:span><text:span text:style-name="T5">direcciones especiales</text:span><text:span text:style-name="T2">: </text:span></text:p>
          </draw:text-box>
        </draw:frame>
        <draw:frame draw:style-name="gr75" draw:text-style-name="P4" draw:layer="layout" svg:width="1.272cm" svg:height="0.471cm" svg:x="3.073cm" svg:y="23.524cm">
          <draw:text-box>
            <text:p text:style-name="P2"><text:span text:style-name="T6">0.0.0.0 </text:span></text:p>
          </draw:text-box>
        </draw:frame>
        <draw:frame draw:style-name="gr32" draw:text-style-name="P4" draw:layer="layout" svg:width="1.378cm" svg:height="0.471cm" svg:x="3.073cm" svg:y="24.222cm">
          <draw:text-box>
            <text:p text:style-name="P2"><text:span text:style-name="T6">0.0.0.29</text:span></text:p>
          </draw:text-box>
        </draw:frame>
        <draw:frame draw:style-name="gr76" draw:text-style-name="P4" draw:layer="layout" svg:width="2.33cm" svg:height="0.471cm" svg:x="9.345cm" svg:y="23.524cm">
          <draw:text-box>
            <text:p text:style-name="P2"><text:span text:style-name="T6">192.168.67.0 </text:span></text:p>
          </draw:text-box>
        </draw:frame>
        <draw:frame draw:style-name="gr77" draw:text-style-name="P4" draw:layer="layout" svg:width="2.965cm" svg:height="0.471cm" svg:x="9.345cm" svg:y="24.222cm">
          <draw:text-box>
            <text:p text:style-name="P2"><text:span text:style-name="T6">255.255.255.255 </text:span></text:p>
          </draw:text-box>
        </draw:frame>
        <draw:frame draw:style-name="gr78" draw:text-style-name="P4" draw:layer="layout" svg:width="2.754cm" svg:height="0.471cm" svg:x="16.133cm" svg:y="23.524cm">
          <draw:text-box>
            <text:p text:style-name="P2"><text:span text:style-name="T6">192.130.10.255 </text:span></text:p>
          </draw:text-box>
        </draw:frame>
        <draw:frame draw:style-name="gr31" draw:text-style-name="P4" draw:layer="layout" svg:width="1.59cm" svg:height="0.471cm" svg:x="16.133cm" svg:y="24.222cm">
          <draw:text-box>
            <text:p text:style-name="P2"><text:span text:style-name="T6">127.0.0.1</text:span></text:p>
          </draw:text-box>
        </draw:frame>
        <draw:frame draw:style-name="gr47" draw:text-style-name="P4" draw:layer="layout" svg:width="0.425cm" svg:height="0.471cm" svg:x="2.755cm" svg:y="25.132cm">
          <draw:text-box>
            <text:p text:style-name="P2"><text:span text:style-name="T2">22</text:span></text:p>
          </draw:text-box>
        </draw:frame>
        <draw:frame draw:style-name="gr79" draw:text-style-name="P4" draw:layer="layout" svg:width="13.519cm" svg:height="0.471cm" svg:x="3.517cm" svg:y="25.132cm">
          <draw:text-box>
            <text:p text:style-name="P2"><text:span text:style-name="T2">Tenemos una red Ethernet 196.40.0.0 <text:s/>con tres máquinas A, B y C (.1, .40, .33).</text:span></text:p>
          </draw:text-box>
        </draw:frame>
        <draw:frame draw:style-name="gr80" draw:text-style-name="P4" draw:layer="layout" svg:width="10.975cm" svg:height="0.471cm" svg:x="3.387cm" svg:y="25.619cm">
          <draw:text-box>
            <text:p text:style-name="P2"><text:span text:style-name="T2">Dibuja la red e indica las direcciones completas de las máquina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.7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09:41:14.905000000</dc:date>
    <meta:editing-duration>PT1H26M13S</meta:editing-duration>
    <meta:editing-cycles>2</meta:editing-cycles>
    <meta:generator>LibreOffice/7.4.6.2$Windows_X86_64 LibreOffice_project/5b1f5509c2decdade7fda905e3e1429a67acd63d</meta:generator>
    <meta:document-statistic meta:object-count="133"/>
  </office:meta>
</office:document-meta>
</file>